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="Arrow" draw:marker-start-width="0.25cm" draw:marker-end="Arrow" draw:marker-end-width="0.2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cm" svg:height="5cm" svg:x="14cm" svg:y="9.5cm">
          <text:p text:style-name="P1">Memory</text:p>
          <text:p text:style-name="P1">mode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" draw:id="id1" draw:layer="layout" svg:width="3cm" svg:height="2cm" svg:x="9.5cm" svg:y="8.5cm">
          <text:p text:style-name="P1">cor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type="lines" svg:x1="11cm" svg:y1="10.5cm" svg:x2="14.4cm" svg:y2="12cm" draw:start-shape="id1" draw:start-glue-point="6" draw:end-shape="id2" draw:end-glue-point="6" svg:d="m11000 10500v526l2475 974h925">
          <text:p/>
        </draw:connector>
        <draw:custom-shape draw:style-name="gr1" draw:text-style-name="P1" xml:id="id3" draw:id="id3" draw:layer="layout" svg:width="4cm" svg:height="5cm" svg:x="14cm" svg:y="4cm">
          <text:p text:style-name="P1">Register</text:p>
          <text:p text:style-name="P1">fil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draw:type="lines" svg:x1="11cm" svg:y1="8.5cm" svg:x2="14.4cm" svg:y2="6.5cm" draw:start-shape="id1" draw:start-glue-point="4" draw:end-shape="id3" draw:end-glue-point="6" svg:d="m11000 8500v-525l2475-1475h925">
          <text:p/>
        </draw:connector>
        <draw:custom-shape draw:style-name="gr1" draw:text-style-name="P1" xml:id="id4" draw:id="id4" draw:layer="layout" svg:width="3cm" svg:height="2cm" svg:x="5cm" svg:y="8.5cm">
          <text:p text:style-name="P1">schedul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1" draw:layer="layout" draw:type="lines" svg:x1="8cm" svg:y1="9.5cm" svg:x2="9.5cm" svg:y2="9.5cm" draw:start-shape="id4" draw:start-glue-point="7" draw:end-shape="id1" draw:end-glue-point="5" svg:d="m8000 9500h526 449 5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H54M55S</meta:editing-duration>
    <meta:editing-cycles>6</meta:editing-cycles>
    <meta:generator>LibreOffice/3.3$Win32 OpenOffice.org_project/330m9$Build-1</meta:generator>
    <dc:date>2010-11-08T17:05:03.44</dc:date>
    <meta:document-statistic meta:object-count="7"/>
  </office:meta>
</office:document-meta>
</file>